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>
      <style:text-properties fo:font-size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5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0" office:value-type="string" calcext:value-type="string">
              <text:p>R$</text:p>
            </table:table-cell>
            <table:table-cell table:style-name="ce63"/>
            <table:table-cell table:style-name="ce65" office:value-type="string" calcext:value-type="string">
              <text:p>PAGO</text:p>
            </table:table-cell>
            <table:table-cell table:style-name="ce60" office:value-type="string" calcext:value-type="string">
              <text:p>VALOR</text:p>
            </table:table-cell>
            <table:table-cell table:style-name="ce51" office:value-type="string" calcext:value-type="string">
              <text:p>DATA</text:p>
            </table:table-cell>
            <table:table-cell table:style-name="ce69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75" table:number-columns-repeated="55"/>
          </table:table-row>
        </table:table-header-rows>
        <table:table-row table:style-name="ro2">
          <table:table-cell table:style-name="ce2" office:value-type="date" office:date-value="2020-03-31" calcext:value-type="date">
            <text:p>31/03/2020</text:p>
          </table:table-cell>
          <table:table-cell table:style-name="ce7" office:value-type="string" calcext:value-type="string">
            <text:p>Mens. 03/2020 (A.C.)</text:p>
          </table:table-cell>
          <table:table-cell table:style-name="ce11" office:value-type="float" office:value="75" calcext:value-type="float">
            <text:p>75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75" calcext:value-type="float">
            <text:p>75,00</text:p>
          </table:table-cell>
          <table:table-cell table:style-name="ce2" office:value-type="date" office:date-value="2020-04-09" calcext:value-type="date">
            <text:p>09/04/2020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75" table:number-columns-repeated="55"/>
        </table:table-row>
        <table:table-row table:style-name="ro2">
          <table:table-cell table:style-name="ce2" office:value-type="date" office:date-value="2020-04-30" calcext:value-type="date">
            <text:p>30/04/2020</text:p>
          </table:table-cell>
          <table:table-cell table:style-name="ce7" office:value-type="string" calcext:value-type="string">
            <text:p>Mens. 04/2020 (A.C.)</text:p>
          </table:table-cell>
          <table:table-cell table:style-name="ce11" office:value-type="float" office:value="75" calcext:value-type="float">
            <text:p>75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75" calcext:value-type="float">
            <text:p>75,00</text:p>
          </table:table-cell>
          <table:table-cell table:style-name="ce2" office:value-type="date" office:date-value="2020-07-10" calcext:value-type="date">
            <text:p>10/07/2020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75" table:number-columns-repeated="55"/>
        </table:table-row>
        <table:table-row table:style-name="ro2">
          <table:table-cell table:style-name="ce2" office:value-type="date" office:date-value="2020-05-31" calcext:value-type="date">
            <text:p>31/05/2020</text:p>
          </table:table-cell>
          <table:table-cell table:style-name="ce7" office:value-type="string" calcext:value-type="string">
            <text:p>Mens. 05/2020 (A.C.)</text:p>
          </table:table-cell>
          <table:table-cell table:style-name="ce11" office:value-type="float" office:value="75" calcext:value-type="float">
            <text:p>75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75" calcext:value-type="float">
            <text:p>75,00</text:p>
          </table:table-cell>
          <table:table-cell table:style-name="ce2" office:value-type="date" office:date-value="2020-07-10" calcext:value-type="date">
            <text:p>10/07/2020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75" table:number-columns-repeated="55"/>
        </table:table-row>
        <table:table-row table:style-name="ro2">
          <table:table-cell table:style-name="ce2" office:value-type="date" office:date-value="2020-06-30" calcext:value-type="date">
            <text:p>30/06/2020</text:p>
          </table:table-cell>
          <table:table-cell table:style-name="ce7" office:value-type="string" calcext:value-type="string">
            <text:p>Mens. 06/2020 (A.C.)</text:p>
          </table:table-cell>
          <table:table-cell table:style-name="ce11" office:value-type="float" office:value="75" calcext:value-type="float">
            <text:p>75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75" calcext:value-type="float">
            <text:p>75,00</text:p>
          </table:table-cell>
          <table:table-cell table:style-name="ce2" office:value-type="date" office:date-value="2020-07-10" calcext:value-type="date">
            <text:p>10/07/2020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75" table:number-columns-repeated="55"/>
        </table:table-row>
        <table:table-row table:style-name="ro2">
          <table:table-cell table:style-name="ce2" office:value-type="date" office:date-value="2020-07-31" calcext:value-type="date">
            <text:p>31/07/2020</text:p>
          </table:table-cell>
          <table:table-cell table:style-name="ce7" office:value-type="string" calcext:value-type="string">
            <text:p>Mens. 07/2020 (A.C.)</text:p>
          </table:table-cell>
          <table:table-cell table:style-name="ce11" office:value-type="float" office:value="75" calcext:value-type="float">
            <text:p>75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75" calcext:value-type="float">
            <text:p>75,00</text:p>
          </table:table-cell>
          <table:table-cell table:style-name="ce2" office:value-type="date" office:date-value="2020-08-27" calcext:value-type="date">
            <text:p>27/08/2020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75" table:number-columns-repeated="55"/>
        </table:table-row>
        <table:table-row table:style-name="ro2">
          <table:table-cell table:style-name="ce3"/>
          <table:table-cell table:style-name="ce8" table:number-columns-repeated="5"/>
          <table:table-cell table:style-name="ce18" office:value-type="string" calcext:value-type="string">
            <text:p>TOTAL</text:p>
          </table:table-cell>
          <table:table-cell table:style-name="ce60" table:formula="of:=SUM([.H2:.H6])" office:value-type="float" office:value="0" calcext:value-type="float">
            <text:p>-</text:p>
          </table:table-cell>
          <table:table-cell table:style-name="ce65"/>
          <table:table-cell table:style-name="ce75" table:number-columns-repeated="55"/>
        </table:table-row>
        <table:table-row table:style-name="ro2">
          <table:table-cell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5" table:number-columns-repeated="55"/>
        </table:table-row>
        <table:table-row table:style-name="ro2">
          <table:table-cell/>
          <table:table-cell table:style-name="ce9" office:value-type="string" calcext:value-type="string">
            <text:p>SERVIÇOS ENCERRADOS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5" table:number-columns-repeated="55"/>
        </table:table-row>
        <table:table-row table:style-name="ro2" table:number-rows-repeated="3">
          <table:table-cell table:style-name="ce3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5" table:number-columns-repeated="55"/>
        </table:table-row>
        <table:table-row table:style-name="ro2" table:number-rows-repeated="31979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75" table:number-columns-repeated="55"/>
        </table:table-row>
        <table:table-row table:style-name="ro2" table:number-rows-repeated="33519">
          <table:table-cell table:style-name="ce5" table:number-columns-repeated="64"/>
        </table:table-row>
        <table:table-row table:style-name="ro2" table:number-rows-repeated="98306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loext:min-decimal-places="0" number:min-integer-digits="0"/>
      <number:text>"</number:text>
    </number:number-style>
    <number:currency-style style:name="N163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9-02">00/00/0000</text:date></text:span><text:span text:style-name="MT2"><text:s/>- </text:span><text:span text:style-name="MT2"><text:time style:data-style-name="N2" text:time-value="15:50:21.583730862">00:00:00</text:time></text:span></text:p>
        </style:region-center>
        <style:region-right>
          <text:p><text:span text:style-name="MT4">Luciana Pereira 25073113802</text:span></text:p>
          <text:p><text:span text:style-name="MT5">Tel.: (12) 99720-3382</text:span></text:p>
        </style:region-right>
      </style:header>
      <style:header-lef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Pereira 25073113802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5:50:21.6097157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Carlos Augusto Marcicano</meta:initial-creator>
    <meta:creation-date>2000-10-16T13:30:38</meta:creation-date>
    <dc:date>2020-09-02T15:50:37.853385255</dc:date>
    <meta:print-date>2014-08-28T16:03:15</meta:print-date>
    <dc:language>pt-PT</dc:language>
    <meta:editing-cycles>524</meta:editing-cycles>
    <meta:editing-duration>P1DT9H18M12S</meta:editing-duration>
    <meta:printed-by>Carlos Augusto Marcicano</meta:printed-by>
    <meta:document-statistic meta:table-count="1" meta:cell-count="46" meta:object-count="0"/>
    <meta:user-defined meta:name="Info 0"/>
    <meta:user-defined meta:name="Info 1"/>
    <meta:user-defined meta:name="Info 2"/>
    <meta:user-defined meta:name="Info 3"/>
  </office:meta>
</office:document-meta>
</file>